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2-08T21:50:12.54622" calcext:value-type="date">
            <text:p>8 févr. 2025 - 21:50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/>
          <table:table-cell table:style-name="ce16"/>
          <table:table-cell table:style-name="ce38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2:52:43.525272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2-08T21:50:30.094697673</dc:date>
    <meta:editing-duration>P2DT12H31M7S</meta:editing-duration>
    <meta:editing-cycles>120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88" meta:object-count="0"/>
    <meta:user-defined meta:name="qrichtext">1</meta:user-defined>
  </office:meta>
</office:document-meta>
</file>